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26230" officeooo:paragraph-rsid="00026230"/>
    </style:style>
    <style:style style:name="P2" style:family="paragraph" style:parent-style-name="Standard">
      <style:paragraph-properties fo:text-align="center" style:justify-single-word="false"/>
      <style:text-properties fo:font-size="16pt" officeooo:rsid="0000b9f4" officeooo:paragraph-rsid="0000b9f4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officeooo:rsid="0003b99f" officeooo:paragraph-rsid="0003b99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ffffff" loext:opacity="100%" style:font-name="Droid Sans Mono" fo:font-size="10.5pt" fo:font-weight="normal" fo:background-color="#000000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Droid Sans Mono" fo:font-size="10.5pt" fo:font-weight="normal" officeooo:rsid="0003b99f" officeooo:paragraph-rsid="0003b99f" fo:background-color="#000000"/>
    </style:style>
    <style:style style:name="P6" style:family="paragraph" style:parent-style-name="Standard">
      <style:paragraph-properties style:line-height-at-least="0.503cm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808080" loext:opacity="100%"/>
    </style:style>
    <style:style style:name="T7" style:family="text">
      <style:text-properties fo:color="#4ec9b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rek Mikudik 4.C 2.Skupina</text:p>
      <text:p text:style-name="P1">Vytvorenie noveho projektu v next.js :</text:p>
      <text:p text:style-name="P1"/>
      <text:p text:style-name="P1">What is your project named? my-app</text:p>
      <text:p text:style-name="P1">Would you like to use TypeScript? No / Yes</text:p>
      <text:p text:style-name="P1">Would you like to use ESLint? No / Yes</text:p>
      <text:p text:style-name="P1">Would you like to use Tailwind CSS? No / Yes</text:p>
      <text:p text:style-name="P1">Would you like your code inside a `src/` directory? No / Yes</text:p>
      <text:p text:style-name="P1">Would you like to use App Router? (recommended) No / Yes</text:p>
      <text:p text:style-name="P1">Would you like to use Turbopack for `next dev`? <text:s/>No / Yes</text:p>
      <text:p text:style-name="P1">Would you like to customize the import alias (`@/*` by default)? No / Yes</text:p>
      <text:p text:style-name="P1">What import alias would you like configured? @/*</text:p>
      <text:p text:style-name="P1"/>
      <text:p text:style-name="P1">material ui </text:p>
      <text:p text:style-name="P1"/>
      <text:p text:style-name="P1">ls – ukazanie suborov</text:p>
      <text:p text:style-name="P1">cd – prejdenie do suboru</text:p>
      <text:p text:style-name="P1"/>
      <text:p text:style-name="P3">app – ruter, riesi zakladne komponenty </text:p>
      <text:p text:style-name="P3"/>
      <text:p text:style-name="P3">page.tsx – root webu </text:p>
      <text:p text:style-name="P3">layout.tsx</text:p>
      <text:p text:style-name="P3">not-found.tsx</text:p>
      <text:p text:style-name="P3"/>
      <text:p text:style-name="P3">zaklad stranky:</text:p>
      <text:p text:style-name="P5"><text:span text:style-name="T1">import</text:span> <text:span text:style-name="T2">Typography</text:span> <text:span text:style-name="T1">from</text:span> <text:span text:style-name="T3">"@mui/material/Typography"</text:span>;</text:p>
      <text:p text:style-name="P6"/>
      <text:p text:style-name="P4"><text:span text:style-name="T1">export</text:span> <text:span text:style-name="T1">default</text:span> <text:span text:style-name="T4">function</text:span> <text:span text:style-name="T5">TermsConditions</text:span>() {</text:p>
      <text:p text:style-name="P4"><text:span text:style-name="T1">return</text:span> (</text:p>
      <text:p text:style-name="P4"><text:span text:style-name="T6">&lt;</text:span><text:span text:style-name="T7">Typography</text:span><text:span text:style-name="T6">&gt;</text:span>podmienky pouzivania tohto webu<text:span text:style-name="T6">&lt;/</text:span><text:span text:style-name="T7">Typography</text:span><text:span text:style-name="T6">&gt;</text:span></text:p>
      <text:p text:style-name="P4">);</text:p>
      <text:p text:style-name="P4">}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2:26:00.121154001</meta:creation-date>
    <dc:date>2024-09-20T13:15:27.545392242</dc:date>
    <meta:editing-duration>PT37M16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1" meta:paragraph-count="25" meta:word-count="139" meta:character-count="832" meta:non-whitespace-character-count="710"/>
  </office:meta>
</office:document-meta>
</file>